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AspectData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AspectDataEvent.getAspect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AspectDataEven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AspectDataEvent.ChangeAspectDataEvent( Aspectalizable target , String aspectNam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AspectDataEvent.getReques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AspectDataEvent.getAsp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AspectDataEvent.setRequestParameter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AspectDataEvent.equalsEvent( Comparabl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